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23f62" draw:textarea-horizontal-align="justify" draw:textarea-vertical-align="middle" draw:auto-grow-height="false" fo:min-height="10.318cm" fo:min-width="12.454cm"/>
    </style:style>
    <style:style style:name="gr2" style:family="graphic" style:parent-style-name="standard">
      <style:graphic-properties svg:stroke-color="#5e5e5e" svg:stroke-opacity="0%" draw:fill-color="#fdc578" draw:textarea-horizontal-align="justify" draw:textarea-vertical-align="middle" draw:auto-grow-height="false" fo:min-height="0.634cm" fo:min-width="0.384cm" draw:shadow="visible" draw:shadow-offset-x="0.071cm" draw:shadow-offset-y="0.071cm" draw:shadow-opacity="50%"/>
    </style:style>
    <style:style style:name="gr3" style:family="graphic" style:parent-style-name="standard">
      <style:graphic-properties svg:stroke-opacity="10%" draw:textarea-horizontal-align="justify" draw:textarea-vertical-align="middle" draw:auto-grow-height="false" fo:min-height="0.634cm" fo:min-width="0.384cm" draw:shadow="visible" draw:shadow-offset-x="0.071cm" draw:shadow-offset-y="0.071cm" draw:shadow-opacity="50%"/>
    </style:style>
    <style:style style:name="gr4" style:family="graphic" style:parent-style-name="standard">
      <style:graphic-properties draw:stroke="none" svg:stroke-color="#000000" draw:fill="none" draw:fill-color="#ffffff" fo:min-height="1.503cm"/>
    </style:style>
    <style:style style:name="gr5" style:family="graphic" style:parent-style-name="standard">
      <style:graphic-properties svg:stroke-color="#ffffff" draw:textarea-vertical-align="middle"/>
    </style:style>
    <style:style style:name="gr6" style:family="graphic" style:parent-style-name="objectwithoutfill">
      <style:graphic-properties svg:stroke-color="#ffffff" draw:marker-end="" draw:marker-end-width="0.3cm" draw:fill="none" draw:textarea-vertical-align="middle"/>
    </style:style>
    <style:style style:name="P1" style:family="paragraph">
      <loext:graphic-properties draw:fill-color="#023f62"/>
      <style:paragraph-properties fo:text-align="center"/>
    </style:style>
    <style:style style:name="P2" style:family="paragraph">
      <style:paragraph-properties fo:text-align="center"/>
      <style:text-properties fo:color="#023f62"/>
    </style:style>
    <style:style style:name="P3" style:family="paragraph">
      <loext:graphic-properties draw:fill-color="#fdc578"/>
      <style:paragraph-properties fo:text-align="center"/>
      <style:text-properties fo:color="#023f62"/>
    </style:style>
    <style:style style:name="P4" style:family="paragraph">
      <style:paragraph-properties fo:text-align="center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954cm" svg:height="10.568cm" svg:x="4.556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.25cm" svg:height="1.25cm" svg:x="10.465cm" svg:y="3.126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3" draw:id="id3" draw:layer="layout" svg:width="1.25cm" svg:height="1.25cm" svg:x="8.306cm" svg:y="5.285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" draw:id="id2" draw:layer="layout" svg:width="1.25cm" svg:height="1.25cm" svg:x="12.737cm" svg:y="5.285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25cm" svg:height="1.25cm" svg:x="6.033cm" svg:y="7.557cm">
          <text:p text:style-name="P4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5" draw:id="id5" draw:layer="layout" svg:width="1.25cm" svg:height="1.25cm" svg:x="10.465cm" svg:y="7.557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6" draw:layer="layout" svg:width="6.988cm" svg:height="1.753cm" svg:x="8.112cm" svg:y="10.017cm">
          <draw:text-box draw:corner-radius="0.254cm">
            <text:p text:style-name="P5"><text:span text:style-name="T1">Full and complete</text:span></text:p>
          </draw:text-box>
        </draw:frame>
        <draw:custom-shape draw:style-name="gr2" draw:text-style-name="P3" xml:id="id4" draw:id="id4" draw:layer="layout" svg:width="1.25cm" svg:height="1.25cm" svg:x="6.065cm" svg:y="7.589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11.532cm" svg:y1="4.193cm" svg:x2="12.92cm" svg:y2="5.468cm" draw:start-shape="id1" draw:start-glue-point="9" draw:end-shape="id2" draw:end-glue-point="5" svg:d="M11532 4193l1388 1275" svg:viewBox="0 0 1389 1276">
          <text:p/>
        </draw:connector>
        <draw:connector draw:style-name="gr5" draw:text-style-name="P4" draw:layer="layout" draw:type="line" svg:x1="10.648cm" svg:y1="4.193cm" svg:x2="9.373cm" svg:y2="5.468cm" draw:start-shape="id1" draw:start-glue-point="7" draw:end-shape="id3" draw:end-glue-point="11" svg:d="M10648 4193l-1275 1275" svg:viewBox="0 0 1276 1276">
          <text:p/>
        </draw:connector>
        <draw:connector draw:style-name="gr6" draw:text-style-name="P7" draw:layer="layout" draw:type="line" svg:x1="8.489cm" svg:y1="6.352cm" svg:x2="7.132cm" svg:y2="7.772cm" draw:start-shape="id3" draw:start-glue-point="7" draw:end-shape="id4" draw:end-glue-point="11" svg:d="M8489 6352l-1357 1420" svg:viewBox="0 0 1358 1421">
          <text:p/>
        </draw:connector>
        <draw:connector draw:style-name="gr6" draw:text-style-name="P7" draw:layer="layout" draw:type="line" svg:x1="9.373cm" svg:y1="6.352cm" svg:x2="10.648cm" svg:y2="7.74cm" draw:start-shape="id3" draw:start-glue-point="9" draw:end-shape="id5" draw:end-glue-point="5" svg:d="M9373 6352l1275 1388" svg:viewBox="0 0 1276 1389">
          <text:p/>
        </draw:connector>
        <draw:custom-shape draw:style-name="gr1" draw:text-style-name="P1" draw:layer="measurelines" svg:width="12.954cm" svg:height="10.568cm" svg:x="4.683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measurelines" svg:width="1.25cm" svg:height="1.25cm" svg:x="10.465cm" svg:y="15.672cm">
          <text:p text:style-name="P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8" draw:id="id8" draw:layer="measurelines" svg:width="1.25cm" svg:height="1.25cm" svg:x="8.306cm" svg:y="17.831cm">
          <text:p text:style-name="P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7" draw:id="id7" draw:layer="measurelines" svg:width="1.25cm" svg:height="1.25cm" svg:x="12.737cm" svg:y="17.831cm">
          <text:p text:style-name="P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0" draw:id="id10" draw:layer="measurelines" svg:width="1.25cm" svg:height="1.25cm" svg:x="9.656cm" svg:y="20.07cm">
          <text:p text:style-name="P2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6" draw:layer="measurelines" svg:width="3.305cm" svg:height="1.753cm" svg:x="10.014cm" svg:y="22.488cm">
          <draw:text-box draw:corner-radius="0.254cm">
            <text:p text:style-name="P5"><text:span text:style-name="T1">Perfect</text:span></text:p>
          </draw:text-box>
        </draw:frame>
        <draw:custom-shape draw:style-name="gr2" draw:text-style-name="P3" xml:id="id9" draw:id="id9" draw:layer="measurelines" svg:width="1.25cm" svg:height="1.25cm" svg:x="6.969cm" svg:y="19.943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measurelines" draw:type="line" svg:x1="11.532cm" svg:y1="16.739cm" svg:x2="13.362cm" svg:y2="17.831cm" draw:start-shape="id6" draw:start-glue-point="9" draw:end-shape="id7" draw:end-glue-point="4" svg:d="M11532 16739l1830 1092" svg:viewBox="0 0 1831 1093">
          <text:p/>
        </draw:connector>
        <draw:connector draw:style-name="gr5" draw:text-style-name="P4" draw:layer="measurelines" draw:type="line" svg:x1="10.648cm" svg:y1="16.739cm" svg:x2="8.931cm" svg:y2="17.831cm" draw:start-shape="id6" draw:start-glue-point="7" draw:end-shape="id8" draw:end-glue-point="4" svg:d="M10648 16739l-1717 1092" svg:viewBox="0 0 1718 1093">
          <text:p/>
        </draw:connector>
        <draw:connector draw:style-name="gr6" draw:text-style-name="P7" draw:layer="measurelines" draw:type="line" svg:x1="8.489cm" svg:y1="18.898cm" svg:x2="7.594cm" svg:y2="19.943cm" draw:start-shape="id8" draw:start-glue-point="7" draw:end-shape="id9" draw:end-glue-point="4" svg:d="M8489 18898l-895 1045" svg:viewBox="0 0 896 1046">
          <text:p/>
        </draw:connector>
        <draw:connector draw:style-name="gr6" draw:text-style-name="P7" draw:layer="measurelines" draw:type="line" svg:x1="9.373cm" svg:y1="18.898cm" svg:x2="10.281cm" svg:y2="20.07cm" draw:start-shape="id8" draw:start-glue-point="9" draw:end-shape="id10" draw:end-glue-point="4" svg:d="M9373 18898l908 1172" svg:viewBox="0 0 909 1173">
          <text:p/>
        </draw:connector>
        <draw:custom-shape draw:style-name="gr2" draw:text-style-name="P3" xml:id="id11" draw:id="id11" draw:layer="measurelines" svg:width="1.25cm" svg:height="1.25cm" svg:x="11.668cm" svg:y="20.05cm">
          <text:p text:style-name="P2">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2" draw:id="id12" draw:layer="measurelines" svg:width="1.25cm" svg:height="1.25cm" svg:x="14.101cm" svg:y="20.07cm">
          <text:p text:style-name="P2">G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7" draw:layer="measurelines" draw:type="line" svg:x1="12.92cm" svg:y1="18.898cm" svg:x2="12.293cm" svg:y2="20.05cm" draw:start-shape="id7" draw:start-glue-point="7" draw:end-shape="id11" draw:end-glue-point="4" svg:d="M12920 18898l-627 1152" svg:viewBox="0 0 628 1153">
          <text:p/>
        </draw:connector>
        <draw:connector draw:style-name="gr6" draw:text-style-name="P7" draw:layer="measurelines" draw:type="line" svg:x1="13.804cm" svg:y1="18.898cm" svg:x2="14.726cm" svg:y2="20.07cm" draw:start-shape="id7" draw:start-glue-point="9" draw:end-shape="id12" draw:end-glue-point="4" svg:d="M13804 18898l922 1172" svg:viewBox="0 0 923 11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883cm" fo:margin-left="1.15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6T12:12:09.856634904</meta:creation-date>
    <dc:date>2020-04-26T13:30:02.090796932</dc:date>
    <meta:editing-duration>PT26M</meta:editing-duration>
    <meta:editing-cycles>1</meta:editing-cycles>
    <meta:document-statistic meta:object-count="27"/>
    <meta:generator>LibreOffice/6.0.7.3$Linux_X86_64 LibreOffice_project/00m0$Build-3</meta:generator>
  </office:meta>
</office:document-meta>
</file>